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Journal2</text:p>
          </table:table-cell>
          <table:table-cell office:value-type="string" calcext:value-type="string">
            <text:p>Journal3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Journal4</text:p>
          </table:table-cell>
          <table:table-cell office:value-type="string" calcext:value-type="string">
            <text:p>Journal5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Journal6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7.5/27" office:value-type="float" office:value="1.01851851851852" calcext:value-type="float">
            <text:p>1.0185185185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office:value-type="float" office:value="0" calcext:value-type="float">
            <text:p>0</text:p>
          </table:table-cell>
          <table:table-cell table:formula="of:=9.5/14" office:value-type="float" office:value="0.678571428571429" calcext:value-type="float">
            <text:p>0.6785714286</text:p>
          </table:table-cell>
          <table:table-cell table:formula="of:=20.5/27" office:value-type="float" office:value="0.759259259259259" calcext:value-type="float">
            <text:p>0.7592592593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  <table:table-cell table:formula="of:=25.5/27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4" office:value-type="float" office:value="0.770833333333333" calcext:value-type="float">
            <text:p>0.7708333333</text:p>
          </table:table-cell>
          <table:table-cell table:formula="of:=21.5/27" office:value-type="float" office:value="0.796296296296296" calcext:value-type="float">
            <text:p>0.796296296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table:formula="of:=25.5/27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7/24" office:value-type="float" office:value="0.708333333333333" calcext:value-type="float">
            <text:p>0.7083333333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3.5/27" office:value-type="float" office:value="0.87037037037037" calcext:value-type="float">
            <text:p>0.8703703704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27.5/27" office:value-type="float" office:value="1.01851851851852" calcext:value-type="float">
            <text:p>1.0185185185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7.5/27" office:value-type="float" office:value="1.01851851851852" calcext:value-type="float">
            <text:p>1.0185185185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2/12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1.5/22" office:value-type="float" office:value="0.977272727272727" calcext:value-type="float">
            <text:p>0.9772727273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5.5/27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17/26" office:value-type="float" office:value="0.653846153846154" calcext:value-type="float">
            <text:p>0.65384615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/15" office:value-type="float" office:value="0.733333333333333" calcext:value-type="float">
            <text:p>0.7333333333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table:formula="of:=25/27" office:value-type="float" office:value="0.925925925925926" calcext:value-type="float">
            <text:p>0.9259259259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20/27" office:value-type="float" office:value="0.740740740740741" calcext:value-type="float">
            <text:p>0.7407407407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2.5/14" office:value-type="float" office:value="0.892857142857143" calcext:value-type="float">
            <text:p>0.8928571429</text:p>
          </table:table-cell>
          <table:table-cell table:formula="of:=20/27" office:value-type="float" office:value="0.740740740740741" calcext:value-type="float">
            <text:p>0.7407407407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2/27" office:value-type="float" office:value="0.814814814814815" calcext:value-type="float">
            <text:p>0.8148148148</text:p>
          </table:table-cell>
          <table:table-cell table:formula="of:=9/12" office:value-type="float" office:value="0.75" calcext:value-type="float">
            <text:p>0.75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4/27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formula="of:=23/27" office:value-type="float" office:value="0.851851851851852" calcext:value-type="float">
            <text:p>0.851851851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table:formula="of:=22.5/22" office:value-type="float" office:value="1.02272727272727" calcext:value-type="float">
            <text:p>1.0227272727</text:p>
          </table:table-cell>
          <table:table-cell office:value-type="float" office:value="1" calcext:value-type="float">
            <text:p>1</text:p>
          </table:table-cell>
          <table:table-cell table:formula="of:=12.5/14" office:value-type="float" office:value="0.892857142857143" calcext:value-type="float">
            <text:p>0.8928571429</text:p>
          </table:table-cell>
          <table:table-cell table:formula="of:=25.5/27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4/22" office:value-type="float" office:value="1.09090909090909" calcext:value-type="float">
            <text:p>1.090909090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  <table:table-cell table:formula="of:=15/26" office:value-type="float" office:value="0.576923076923077" calcext:value-type="float">
            <text:p>0.57692307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5/27" office:value-type="float" office:value="0.555555555555556" calcext:value-type="float">
            <text:p>0.5555555556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/15" office:value-type="float" office:value="0.933333333333333" calcext:value-type="float">
            <text:p>0.9333333333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0" calcext:value-type="float">
            <text:p>0</text:p>
          </table:table-cell>
          <table:table-cell table:formula="of:=13/14" office:value-type="float" office:value="0.928571428571429" calcext:value-type="float">
            <text:p>0.9285714286</text:p>
          </table:table-cell>
          <table:table-cell table:formula="of:=22/27" office:value-type="float" office:value="0.814814814814815" calcext:value-type="float">
            <text:p>0.8148148148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3/26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4" office:value-type="float" office:value="0.416666666666667" calcext:value-type="float">
            <text:p>0.4166666667</text:p>
          </table:table-cell>
          <table:table-cell table:formula="of:=15.5/27" office:value-type="float" office:value="0.574074074074074" calcext:value-type="float">
            <text:p>0.5740740741</text:p>
          </table:table-cell>
          <table:table-cell table:formula="of:=4.5/12" office:value-type="float" office:value="0.375" calcext:value-type="float">
            <text:p>0.37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9/14" office:value-type="float" office:value="0.642857142857143" calcext:value-type="float">
            <text:p>0.6428571429</text:p>
          </table:table-cell>
          <table:table-cell table:formula="of:=16.5/27" office:value-type="float" office:value="0.611111111111111" calcext:value-type="float">
            <text:p>0.6111111111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6/24" office:value-type="float" office:value="0.666666666666667" calcext:value-type="float">
            <text:p>0.6666666667</text:p>
          </table:table-cell>
          <table:table-cell table:formula="of:=18.5/27" office:value-type="float" office:value="0.685185185185185" calcext:value-type="float">
            <text:p>0.6851851852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4/27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9/26" office:value-type="float" office:value="0.730769230769231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24" office:value-type="float" office:value="0.583333333333333" calcext:value-type="float">
            <text:p>0.5833333333</text:p>
          </table:table-cell>
          <table:table-cell table:formula="of:=13/27" office:value-type="float" office:value="0.481481481481481" calcext:value-type="float">
            <text:p>0.4814814815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  <table:table-cell table:formula="of:=18/27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formula="of:=27/27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3.5/15" office:value-type="float" office:value="0.9" calcext:value-type="float">
            <text:p>0.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7/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  <table:table-cell table:formula="of:=27/26" office:value-type="float" office:value="1.03846153846154" calcext:value-type="float">
            <text:p>1.03846153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3.5/22" office:value-type="float" office:value="1.06818181818182" calcext:value-type="float">
            <text:p>1.06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5/27" office:value-type="float" office:value="0.925925925925926" calcext:value-type="float">
            <text:p>0.9259259259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  <table:table-cell table:formula="of:=26/2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10.5/12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  <table:table-cell table:formula="of:=23/27" office:value-type="float" office:value="0.851851851851852" calcext:value-type="float">
            <text:p>0.8518518519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4" office:value-type="float" office:value="0.833333333333333" calcext:value-type="float">
            <text:p>0.8333333333</text:p>
          </table:table-cell>
          <table:table-cell table:formula="of:=27/27" office:value-type="float" office:value="1" calcext:value-type="float">
            <text:p>1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3.5/27" office:value-type="float" office:value="0.87037037037037" calcext:value-type="float">
            <text:p>0.8703703704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table:number-columns-repeated="9"/>
          <table:table-cell table:formula="of:=8.5/12" office:value-type="float" office:value="0.708333333333333" calcext:value-type="float">
            <text:p>0.7083333333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5" office:value-type="float" office:value="1" calcext:value-type="float">
            <text:p>1</text:p>
          </table:table-cell>
          <table:table-cell table:formula="of:=23/22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  <table:table-cell table:formula="of:=27/2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11-21">00/00/0000</text:date>, <text:time style:data-style-name="N2" text:time-value="09:42:33.30757544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11-21T10:03:56.107851464</dc:date>
    <meta:editing-duration>PT4H56M3S</meta:editing-duration>
    <meta:editing-cycles>30</meta:editing-cycles>
    <meta:document-statistic meta:table-count="1" meta:cell-count="467" meta:object-count="0"/>
  </office:meta>
</office:document-meta>
</file>